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image-width="0cm" draw:fill-image-height="0cm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2.4cm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2.7cm" draw:shadow="hidden"/>
    </style:style>
    <style:style style:name="gr4" style:family="graphic" style:parent-style-name="standard">
      <style:graphic-properties draw:fill="solid" draw:fill-color="#cfe7e5" draw:fill-image-width="0cm" draw:fill-image-height="0cm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1.8cm" draw:shadow="hidden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1.7cm" draw:shadow="hidden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5cm" draw:shadow="hidden"/>
    </style:style>
    <style:style style:name="gr8" style:family="graphic" style:parent-style-name="standard">
      <style:graphic-properties draw:fill="solid" draw:fill-color="#cfe7e5" draw:fill-image-width="0cm" draw:fill-image-height="0cm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1.3cm" draw:shadow="hidden"/>
    </style:style>
    <style:style style:name="gr10" style:family="graphic" style:parent-style-name="objectwithoutfill">
      <style:graphic-properties draw:marker-end="Arrow" draw:marker-end-width="0.3cm" draw:fill="none" draw:fill-color="#cfe7e5" draw:fill-image-width="0cm" draw:fill-image-height="0cm" draw:textarea-vertical-align="middle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15pt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3.1cm" svg:x="1.4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3.1cm" svg:x="1.4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3.1cm" svg:x="1.4cm" svg:y="7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2.65cm" svg:x="1cm" svg:y="2.4cm">
          <draw:text-box>
            <text:p text:style-name="P2"><text:span text:style-name="T1">Camada de apresentação</text:span></text:p>
          </draw:text-box>
        </draw:frame>
        <draw:frame draw:style-name="gr2" draw:text-style-name="P3" draw:layer="layout" svg:width="3.2cm" svg:height="2.65cm" svg:x="1.7cm" svg:y="7.8cm">
          <draw:text-box>
            <text:p text:style-name="P2"><text:span text:style-name="T1">Camada de negócio</text:span></text:p>
          </draw:text-box>
        </draw:frame>
        <draw:frame draw:style-name="gr3" draw:text-style-name="P3" draw:layer="layout" svg:width="4.4cm" svg:height="2.95cm" svg:x="1.1cm" svg:y="12.95cm">
          <draw:text-box>
            <text:p text:style-name="P2"><text:span text:style-name="T1">Camada de persistência</text:span></text:p>
          </draw:text-box>
        </draw:frame>
        <draw:custom-shape draw:style-name="gr4" draw:text-style-name="P1" xml:id="id4" draw:id="id4" draw:layer="layout" svg:width="2.6cm" svg:height="2.1cm" svg:x="5.7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cm" svg:height="2.05cm" svg:x="5.7cm" svg:y="3.3cm">
          <draw:text-box>
            <text:p><text:span text:style-name="T1">UserUnit</text:span></text:p>
          </draw:text-box>
        </draw:frame>
        <draw:custom-shape draw:style-name="gr4" draw:text-style-name="P1" xml:id="id2" draw:id="id2" draw:layer="layout" svg:width="2.6cm" svg:height="2.1cm" svg:x="9.1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6cm" svg:height="2.1cm" svg:x="12.5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2cm" svg:height="2.1cm" svg:x="16cm" svg:y="2.8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9" draw:id="id9" draw:layer="layout" svg:width="2.7cm" svg:height="1.95cm" svg:x="9.1cm" svg:y="3.15cm">
          <draw:text-box>
            <text:p text:style-name="P1"><text:span text:style-name="T1">TransacUnit</text:span></text:p>
          </draw:text-box>
        </draw:frame>
        <draw:frame draw:style-name="gr6" draw:text-style-name="P4" draw:layer="layout" svg:width="2.6cm" svg:height="1.95cm" svg:x="12.5cm" svg:y="3.3cm">
          <draw:text-box>
            <text:p><text:span text:style-name="T1">MainUnit</text:span></text:p>
          </draw:text-box>
        </draw:frame>
        <draw:frame draw:style-name="gr7" draw:text-style-name="P4" draw:layer="layout" svg:width="3.1cm" svg:height="1.75cm" svg:x="16.4cm" svg:y="3.4cm">
          <draw:text-box>
            <text:p><text:span text:style-name="T1">EngUnit</text:span></text:p>
          </draw:text-box>
        </draw:frame>
        <draw:custom-shape draw:style-name="gr8" draw:text-style-name="P5" xml:id="id11" draw:id="id11" draw:layer="layout" svg:width="2.6cm" svg:height="2.1cm" svg:x="11.8cm" svg:y="7.5cm">
          <text:p text:style-name="P1"><text:span text:style-name="T1">EntityUni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2.6cm" svg:height="2.1cm" svg:x="14.8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6cm" svg:height="2.1cm" svg:x="5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6cm" svg:height="2.1cm" svg:x="8.7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2.6cm" svg:height="2.1cm" svg:x="17.9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2cm" svg:height="2.1cm" svg:x="10.5cm" svg:y="13.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7cm" svg:height="1.55cm" svg:x="14.8cm" svg:y="8.1cm">
          <draw:text-box>
            <text:p><text:span text:style-name="T1">BaseUnit</text:span></text:p>
          </draw:text-box>
        </draw:frame>
        <draw:connector draw:style-name="gr10" draw:text-style-name="P1" draw:layer="layout" draw:type="curve" svg:x1="17.6cm" svg:y1="2.8cm" svg:x2="10.4cm" svg:y2="2.8cm" draw:start-shape="id1" draw:end-shape="id2" draw:end-glue-point="0" svg:d="m17600 2800c0-751-7200-751-7200 0" svg:viewBox="0 0 7201 564">
          <text:p/>
        </draw:connector>
        <draw:connector draw:style-name="gr10" draw:text-style-name="P1" draw:layer="layout" draw:type="curve" svg:x1="17.6cm" svg:y1="2.8cm" svg:x2="13.8cm" svg:y2="2.8cm" draw:start-shape="id1" draw:end-shape="id3" draw:end-glue-point="0" svg:d="m17600 2800c0-751-3800-751-3800 0" svg:viewBox="0 0 3801 564">
          <text:p/>
        </draw:connector>
        <draw:connector draw:style-name="gr10" draw:text-style-name="P1" draw:layer="layout" draw:type="curve" svg:x1="17.6cm" svg:y1="2.8cm" svg:x2="7cm" svg:y2="2.8cm" draw:start-shape="id1" draw:end-shape="id4" draw:end-glue-point="0" svg:d="m17600 2800c0-751-10600-751-10600 0" svg:viewBox="0 0 10601 564">
          <text:p/>
        </draw:connector>
        <draw:connector draw:style-name="gr10" draw:text-style-name="P1" draw:layer="layout" draw:type="curve" svg:x1="12.6cm" svg:y1="13.1cm" svg:x2="6.8cm" svg:y2="9.6cm" draw:start-shape="id5" draw:end-shape="id6" draw:end-glue-point="2" svg:d="m12600 13100c0-2475-5800-725-5800-3500" svg:viewBox="0 0 5801 3501">
          <text:p/>
        </draw:connector>
        <draw:connector draw:style-name="gr10" draw:text-style-name="P1" draw:layer="layout" draw:type="curve" svg:x1="12.6cm" svg:y1="13.1cm" svg:x2="10cm" svg:y2="9.6cm" draw:start-shape="id5" draw:end-shape="id7" svg:d="m12600 13100c0-2475-2600-725-2600-3500" svg:viewBox="0 0 2601 3501">
          <text:p/>
        </draw:connector>
        <draw:connector draw:style-name="gr10" draw:text-style-name="P1" draw:layer="layout" draw:type="curve" svg:x1="12.6cm" svg:y1="13.1cm" svg:x2="19.2cm" svg:y2="9.6cm" draw:start-shape="id5" draw:end-shape="id8" draw:end-glue-point="2" svg:d="m12600 13100c0-2475 6600-725 6600-3500" svg:viewBox="0 0 6601 3501">
          <text:p/>
        </draw:connector>
        <draw:connector draw:style-name="gr10" draw:text-style-name="P1" draw:layer="layout" draw:type="curve" draw:line-skew="-1.175cm" svg:x1="6.8cm" svg:y1="7.5cm" svg:x2="7cm" svg:y2="4.9cm" draw:start-shape="id6" draw:end-shape="id4" draw:end-glue-point="2" svg:d="m6800 7500c0-3562 200-2263 200-2600" svg:viewBox="0 0 201 2601">
          <text:p/>
        </draw:connector>
        <draw:connector draw:style-name="gr10" draw:text-style-name="P1" draw:layer="layout" draw:type="curve" svg:x1="10cm" svg:y1="7.5cm" svg:x2="10.45cm" svg:y2="5.1cm" draw:start-shape="id7" draw:start-glue-point="0" draw:end-shape="id9" draw:end-glue-point="2" svg:d="m10000 7500c0-1800 450-600 450-2400" svg:viewBox="0 0 451 2401">
          <text:p/>
        </draw:connector>
        <draw:connector draw:style-name="gr10" draw:text-style-name="P1" draw:layer="layout" draw:type="curve" svg:x1="19.2cm" svg:y1="7.5cm" svg:x2="13.8cm" svg:y2="4.9cm" draw:start-shape="id8" draw:end-shape="id3" draw:end-glue-point="2" svg:d="m19200 7500c0-1800-5400-500-5400-2600" svg:viewBox="0 0 5401 2601">
          <text:p/>
        </draw:connector>
        <draw:frame draw:style-name="gr5" draw:text-style-name="P4" draw:layer="layout" svg:width="2.6cm" svg:height="2.05cm" svg:x="5.6cm" svg:y="8.05cm">
          <draw:text-box>
            <text:p><text:span text:style-name="T1">UserUnit</text:span></text:p>
          </draw:text-box>
        </draw:frame>
        <draw:frame draw:style-name="gr6" draw:text-style-name="P5" xml:id="id12" draw:id="id12" draw:layer="layout" svg:width="2.7cm" svg:height="1.95cm" svg:x="8.6cm" svg:y="7.8cm">
          <draw:text-box>
            <text:p text:style-name="P1"><text:span text:style-name="T1">TransacUnit</text:span></text:p>
          </draw:text-box>
        </draw:frame>
        <draw:frame draw:style-name="gr6" draw:text-style-name="P4" draw:layer="layout" svg:width="2.6cm" svg:height="1.95cm" svg:x="12.5cm" svg:y="3.3cm">
          <draw:text-box>
            <text:p><text:span text:style-name="T1">MainUnit</text:span></text:p>
          </draw:text-box>
        </draw:frame>
        <draw:frame draw:style-name="gr6" draw:text-style-name="P4" draw:layer="layout" svg:width="2.6cm" svg:height="1.95cm" svg:x="17.9cm" svg:y="8.05cm">
          <draw:text-box>
            <text:p><text:span text:style-name="T1">MainUnit</text:span></text:p>
          </draw:text-box>
        </draw:frame>
        <draw:frame draw:style-name="gr7" draw:text-style-name="P4" draw:layer="layout" svg:width="3.6cm" svg:height="1.75cm" svg:x="11.3cm" svg:y="13.65cm">
          <draw:text-box>
            <text:p><text:span text:style-name="T1">PersUnit</text:span></text:p>
          </draw:text-box>
        </draw:frame>
        <draw:connector draw:style-name="gr11" draw:text-style-name="P1" draw:layer="layout" svg:x1="14.8cm" svg:y1="8.55cm" svg:x2="14.4cm" svg:y2="8.55cm" draw:start-shape="id10" draw:start-glue-point="3" draw:end-shape="id11" draw:end-glue-point="1" svg:d="m14800 8550h-400" svg:viewBox="0 0 401 1">
          <text:p/>
        </draw:connector>
        <draw:connector draw:style-name="gr11" draw:text-style-name="P1" draw:layer="layout" draw:type="curve" svg:x1="13.1cm" svg:y1="9.6cm" svg:x2="9.95cm" svg:y2="9.75cm" draw:start-shape="id11" draw:end-shape="id12" draw:end-glue-point="2" svg:d="m13100 9600c0 1051-3150 976-3150 150" svg:viewBox="0 0 3151 780">
          <text:p/>
        </draw:connector>
        <draw:connector draw:style-name="gr11" draw:text-style-name="P1" draw:layer="layout" draw:type="curve" draw:line-skew="0.549cm" svg:x1="13.1cm" svg:y1="9.6cm" svg:x2="6.8cm" svg:y2="9.6cm" draw:start-shape="id11" draw:end-shape="id6" draw:end-glue-point="2" svg:d="m13100 9600c0 1875-6300 1875-6300 0" svg:viewBox="0 0 6301 1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ick </meta:initial-creator>
    <meta:creation-date>2013-05-19T23:24:37</meta:creation-date>
    <dc:date>2013-05-20T00:07:22</dc:date>
    <dc:creator>Yurick </dc:creator>
    <meta:editing-duration>PT24M2S</meta:editing-duration>
    <meta:editing-cycles>10</meta:editing-cycles>
    <meta:generator>LibreOffice/3.5$Linux_X86_64 LibreOffice_project/350m1$Build-2</meta:generator>
    <meta:document-statistic meta:object-count="38"/>
  </office:meta>
</office:document-meta>
</file>